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38">
            <text:p>2838</text:p>
          </table:table-cell>
          <table:table-cell table:style-name="ce12" table:formula="of:=SUM([.C7:.C64])" office:value-type="float" office:value="28">
            <text:p>28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2)" office:value-type="percentage" office:value="0.99">
            <text:p>99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office:value-type="string">
            <text:p>ConcretePatternTest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0"/>
          <table:table-cell table:number-columns-repeated="1017"/>
        </table:table-row>
        <table:table-row table:style-name="ro1">
          <table:table-cell office:value-type="string">
            <text:p>ConcretePatternTest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StatementTests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 commented out: TC #481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odes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>
            <text:p>Relation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1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T11:10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06T11:10:45</dc:date>
    <meta:editing-duration>P11DT5H4M8S</meta:editing-duration>
    <meta:editing-cycles>49</meta:editing-cycles>
    <meta:generator>LibreOffice/4.0.5.2$MacOSX_x86 LibreOffice_project/5464147a081647a250913f19c0715bca595af2f</meta:generator>
    <meta:document-statistic meta:table-count="2" meta:cell-count="325" meta:object-count="0"/>
  </office:meta>
</office:document-meta>
</file>